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7600000088F215F61FD75D4A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office:font-face-decls>
  <office:automatic-styles>
    <style:style style:name="Table1" style:family="table">
      <style:table-properties style:width="17cm" table:align="margins"/>
    </style:style>
    <style:style style:name="Table1.A" style:family="table-column">
      <style:table-column-properties style:column-width="3.307cm" style:rel-column-width="12749*"/>
    </style:style>
    <style:style style:name="Table1.B" style:family="table-column">
      <style:table-column-properties style:column-width="13.693cm" style:rel-column-width="52786*"/>
    </style:style>
    <style:style style:name="Table1.A1" style:family="table-cell">
      <style:table-cell-properties fo:padding="0.097cm" fo:border="none" style:writing-mode="page"/>
    </style:style>
    <style:style style:name="Table1.6" style:family="table-row">
      <style:table-row-properties style:min-row-height="3.903cm"/>
    </style:style>
    <style:style style:name="Table1.8" style:family="table-row">
      <style:table-row-properties style:min-row-height="3.209cm"/>
    </style:style>
    <style:style style:name="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 style:family="paragraph" style:parent-style-name="Table_20_Contents">
      <style:text-properties officeooo:rsid="000c73fa" officeooo:paragraph-rsid="000c73fa"/>
    </style:style>
    <style:style style:name="P3" style:family="paragraph" style:parent-style-name="Standard">
      <style:text-properties fo:font-weight="bold" officeooo:rsid="000c73fa" officeooo:paragraph-rsid="000c73fa" style:font-weight-asian="bold" style:font-weight-complex="bold"/>
    </style:style>
    <style:style style:name="P4" style:family="paragraph" style:parent-style-name="Table_20_Contents">
      <style:text-properties fo:font-weight="bold" officeooo:rsid="000c73fa" officeooo:paragraph-rsid="000c73fa" style:font-weight-asian="bold" style:font-weight-complex="bold"/>
    </style:style>
    <style:style style:name="P5" style:family="paragraph" style:parent-style-name="Standard">
      <style:text-properties fo:font-weight="bold" officeooo:rsid="000c73fa" style:font-weight-asian="bold" style:font-weight-complex="bold"/>
    </style:style>
    <style:style style:name="P6" style:family="paragraph" style:parent-style-name="Table_20_Contents">
      <style:text-properties fo:font-weight="bold" officeooo:rsid="000d56f7" officeooo:paragraph-rsid="000d56f7" style:font-weight-asian="bold" style:font-weight-complex="bold"/>
    </style:style>
    <style:style style:name="P7" style:family="paragraph" style:parent-style-name="Standard">
      <style:text-properties fo:font-weight="normal" officeooo:rsid="000c73fa" officeooo:paragraph-rsid="000c73fa" style:font-weight-asian="normal" style:font-weight-complex="normal"/>
    </style:style>
    <style:style style:name="P8" style:family="paragraph" style:parent-style-name="Table_20_Contents">
      <style:text-properties officeooo:paragraph-rsid="000c73fa"/>
    </style:style>
    <style:style style:name="P9" style:family="paragraph" style:parent-style-name="Table_20_Contents">
      <style:text-properties officeooo:rsid="0033fed4" officeooo:paragraph-rsid="0033fed4"/>
    </style:style>
    <style:style style:name="P10" style:family="paragraph" style:parent-style-name="Table_20_Contents" style:list-style-name="L3">
      <style:text-properties officeooo:rsid="000d56f7" officeooo:paragraph-rsid="000d56f7"/>
    </style:style>
    <style:style style:name="P11" style:family="paragraph" style:parent-style-name="Table_20_Contents">
      <style:paragraph-properties fo:text-align="justify" style:justify-single-word="false"/>
      <style:text-properties officeooo:paragraph-rsid="001541e1"/>
    </style:style>
    <style:style style:name="P1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73fa" style:text-blinking="false" fo:background-color="transparent"/>
    </style:style>
    <style:style style:name="P13" style:family="paragraph" style:parent-style-name="Text_20_body" style:list-style-name="L1">
      <loext:graphic-properties draw:fill="none" draw:fill-color="#ffffff"/>
      <style:paragraph-properties fo:margin-left="0.113cm" fo:margin-right="0cm" fo:margin-top="0cm" fo:margin-bottom="0cm" style:contextual-spacing="false" fo:line-height="10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14" style:family="paragraph" style:parent-style-name="Text_20_body" style:list-style-name="L1">
      <loext:graphic-properties draw:fill="none" draw:fill-color="#ffffff"/>
      <style:paragraph-properties fo:margin-left="0.113cm" fo:margin-right="0cm" fo:margin-top="0cm" fo:margin-bottom="0.247cm" style:contextual-spacing="false" fo:line-height="10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15" style:family="paragraph" style:parent-style-name="Text_20_body" style:list-style-name="L2">
      <loext:graphic-properties draw:fill="none" draw:fill-color="#ffffff"/>
      <style:paragraph-properties fo:margin-left="0.113cm" fo:margin-right="0cm" fo:margin-top="0cm" fo:margin-bottom="0.247cm" style:contextual-spacing="false" fo:line-height="100%"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16" style:family="paragraph" style:parent-style-name="Text_20_body">
      <style:paragraph-properties fo:margin-left="0.113cm" fo:margin-right="0cm" fo:margin-top="0cm" fo:margin-bottom="0.247cm" style:contextual-spacing="false" fo:line-height="100%"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1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Mono" fo:font-size="10pt" fo:font-style="normal" style:text-underline-style="none" fo:font-weight="normal" style:text-blinking="false" fo:background-color="transparent"/>
    </style:style>
    <style:style style:name="P1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beration Mono" fo:font-size="10pt" fo:font-style="normal" style:text-underline-style="none" fo:font-weight="normal" officeooo:paragraph-rsid="00368fab" style:text-blinking="false" fo:background-color="transparent"/>
    </style:style>
    <style:style style:name="P1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style:style>
    <style:style style:name="P20" style:family="paragraph" style:parent-style-name="Text_20_body">
      <style:paragraph-properties fo:margin-top="0cm" fo:margin-bottom="0.499cm" style:contextual-spacing="false" fo:line-height="120%" style:writing-mode="lr-tb"/>
      <style:text-properties fo:font-variant="normal" fo:text-transform="none" fo:color="#00000a" loext:opacity="100%" style:text-line-through-style="none" style:text-line-through-type="none" style:font-name="Times New Roman" fo:font-size="12pt" fo:font-style="normal" style:text-underline-style="none" fo:font-weight="bold" style:text-blinking="false" fo:background-color="transparent"/>
    </style:style>
    <style:style style:name="P2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a" loext:opacity="100%" style:text-line-through-style="none" style:text-line-through-type="none" style:text-underline-style="none" style:text-blinking="false" fo:background-color="transparent"/>
    </style:style>
    <style:style style:name="P23" style:family="paragraph" style:parent-style-name="Text_20_body">
      <style:paragraph-properties fo:margin-top="0cm" fo:margin-bottom="0cm" style:contextual-spacing="false" fo:line-height="120%" fo:text-align="justify" style:justify-single-word="false" style:writing-mode="lr-tb"/>
    </style:style>
    <style:style style:name="P24" style:family="paragraph" style:parent-style-name="Text_20_body">
      <style:paragraph-properties fo:margin-top="0cm" fo:margin-bottom="0.499cm" style:contextual-spacing="false" fo:line-height="120%" style:writing-mode="lr-tb"/>
    </style:style>
    <style:style style:name="P25" style:family="paragraph" style:parent-style-name="Text_20_body">
      <style:paragraph-properties fo:margin-top="0cm" fo:margin-bottom="0cm" style:contextual-spacing="false" fo:line-height="120%" fo:text-align="justify" style:justify-single-word="false" style:writing-mode="lr-tb"/>
      <style:text-properties fo:font-weight="normal" officeooo:rsid="00386d5a" officeooo:paragraph-rsid="00386d5a"/>
    </style:style>
    <style:style style:name="P26" style:family="paragraph" style:parent-style-name="Text_20_body">
      <style:paragraph-properties fo:text-align="justify" style:justify-single-word="false"/>
      <style:text-properties officeooo:paragraph-rsid="001541e1"/>
    </style:style>
    <style:style style:name="P27" style:family="paragraph" style:parent-style-name="Text_20_body">
      <style:paragraph-properties fo:margin-top="0cm" fo:margin-bottom="0.247cm" style:contextual-spacing="false" fo:line-height="100%" style:writing-mode="lr-tb"/>
    </style:style>
    <style:style style:name="P28" style:family="paragraph" style:parent-style-name="Text_20_body">
      <style:paragraph-properties fo:margin-top="0cm" fo:margin-bottom="0cm" style:contextual-spacing="false" fo:line-height="120%" fo:text-align="justify" style:justify-single-word="false" style:writing-mode="lr-tb"/>
      <style:text-properties officeooo:rsid="00386d5a" officeooo:paragraph-rsid="00386d5a"/>
    </style:style>
    <style:style style:name="T1" style:family="text">
      <style:text-properties style:text-position="super 58%"/>
    </style:style>
    <style:style style:name="T2"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3"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4" style:family="text">
      <style:text-properties fo:font-variant="normal" fo:text-transform="none" fo:color="#00000a"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5" style:family="text">
      <style:text-properties fo:font-variant="normal" fo:text-transform="none" fo:color="#00000a" loext:opacity="100%" style:text-line-through-style="none" style:text-line-through-type="none" style:font-name="Times New Roman" fo:font-size="12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a"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7" style:family="text">
      <style:text-properties fo:font-variant="normal" fo:text-transform="none" fo:color="#00000a" loext:opacity="100%" style:text-line-through-style="none" style:text-line-through-type="none" style:font-name="Times new roman" fo:font-size="12pt" fo:font-style="normal" style:text-underline-style="none" fo:font-weight="bold" officeooo:rsid="00386d5a" style:text-blinking="false" fo:background-color="transparent" loext:char-shading-value="0"/>
    </style:style>
    <style:style style:name="T8" style:family="text">
      <style:text-properties fo:font-variant="normal" fo:text-transform="none" fo:color="#00000a" loext:opacity="100%" style:text-line-through-style="none" style:text-line-through-type="none" style:font-name="Times new roman" fo:font-size="12pt" fo:font-style="normal" style:text-underline-style="solid" style:text-underline-width="auto" style:text-underline-color="font-color" fo:font-weight="bold" style:text-blinking="false" fo:background-color="transparent" loext:char-shading-value="0"/>
    </style:style>
    <style:style style:name="T9" style:family="text">
      <style:text-properties fo:font-variant="normal" fo:text-transform="none" fo:color="#00000a" loext:opacity="1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a" loext:opacity="100%"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Liberation Mono" fo:font-size="10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Liberation Mono" fo:font-size="10pt" fo:font-style="normal" style:text-underline-style="none" fo:font-weight="normal" officeooo:rsid="00368fab" style:text-blinking="false" fo:background-color="transparent" loext:char-shading-value="0"/>
    </style:style>
    <style:style style:name="T13" style:family="text">
      <style:text-properties officeooo:rsid="000c73fa"/>
    </style:style>
    <style:style style:name="T14" style:family="text">
      <style:text-properties officeooo:rsid="0030a905"/>
    </style:style>
    <style:style style:name="T15" style:family="text">
      <style:text-properties style:font-name="Times New Roman" fo:font-size="12pt" fo:font-style="normal" fo:font-weight="normal"/>
    </style:style>
    <style:style style:name="T16" style:family="text">
      <style:text-properties officeooo:rsid="0035e8bf"/>
    </style:style>
    <style:style style:name="T17" style:family="text">
      <style:text-properties officeooo:rsid="001541e1"/>
    </style:style>
    <style:style style:name="T18" style:family="text">
      <style:text-properties fo:color="#000000" loext:opacity="100%" style:font-name="Liberation Mono" fo:font-size="10pt" fo:font-weight="normal" officeooo:rsid="00368fab"/>
    </style:style>
    <style:style style:name="T1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Experiment No:</text:p>
          </table:table-cell>
          <table:table-cell table:style-name="Table1.A1" office:value-type="string">
            <text:p text:style-name="P8"><text:span text:style-name="T13"><text:s/>0</text:span><text:span text:style-name="T16">5</text:span></text:p>
          </table:table-cell>
        </table:table-row>
        <table:table-row>
          <table:table-cell table:style-name="Table1.A1" office:value-type="string">
            <text:p text:style-name="P3">Aim:</text:p>
          </table:table-cell>
          <table:table-cell table:style-name="Table1.A1" office:value-type="string">
            <text:p text:style-name="P12">To design and develop Haskell code for given programming problems Part 0<text:span text:style-name="T16">2</text:span>.</text:p>
          </table:table-cell>
        </table:table-row>
        <table:table-row>
          <table:table-cell table:style-name="Table1.A1" office:value-type="string">
            <text:p text:style-name="P3">Lab Objective:</text:p>
          </table:table-cell>
          <table:table-cell table:style-name="Table1.A1" office:value-type="string">
            <text:p text:style-name="P7">Design and implement declarative programs in functional and logic programming languages.</text:p>
          </table:table-cell>
        </table:table-row>
        <table:table-row>
          <table:table-cell table:style-name="Table1.A1" office:value-type="string">
            <text:p text:style-name="P4">Lab Outcomes:</text:p>
          </table:table-cell>
          <table:table-cell table:style-name="Table1.A1" office:value-type="string">
            <text:p text:style-name="P2">Design and Develop solution based on declarative programming paradigm using functional and logic programming (LO2)</text:p>
          </table:table-cell>
        </table:table-row>
        <table:table-row>
          <table:table-cell table:style-name="Table1.A1" office:value-type="string">
            <text:p text:style-name="P4">Requirements:</text:p>
          </table:table-cell>
          <table:table-cell table:style-name="Table1.A1" office:value-type="string">
            <text:p text:style-name="P2">Any Text Editor and Glasgow Haskell Compiler 8.0+ Version</text:p>
          </table:table-cell>
        </table:table-row>
        <table:table-row table:style-name="Table1.6">
          <table:table-cell table:style-name="Table1.A1" office:value-type="string">
            <text:p text:style-name="P4">Performance:</text:p>
          </table:table-cell>
          <table:table-cell table:style-name="Table1.A1" office:value-type="string">
            <text:p text:style-name="P11"><text:span text:style-name="T17">[Note: While writing the write up student need to change the wording such that it coveys that students have done all following steps. Also where ever output is generated the output must be written by the student </text:span><text:span text:style-name="T14">Sample Code need to be executed and execution steps along with output must be recorded by the students.]</text:span></text:p>
            <text:p text:style-name="P26"><text:span text:style-name="T7">P</text:span><text:span text:style-name="T6">roblem Statement 1: Nim Game</text:span></text:p>
            <text:p text:style-name="P21">Nim is a mathematical game of strategy in which two players take turns removing (or "nimming") objects from distinct heaps or piles. On each turn, a player must remove at least one object, and may remove any number of objects provided they all come from the same heap or pile. Depending on the version being played, the goal of the game is either to avoid taking the last object or to take the last object.</text:p>
            <text:p text:style-name="P27"><text:a xlink:type="simple" xlink:href="https://en.wikipedia.org/wiki/Nim" text:style-name="Internet_20_link" text:visited-style-name="Visited_20_Internet_20_Link"><text:span text:style-name="T8">Nim</text:span></text:a><text:span text:style-name="T10"> </text:span><text:span text:style-name="T6">is the most famous two-player algorithm game. The basic rules for this game are as follows:</text:span></text:p>
            <text:list xml:id="list2925265123" text:style-name="L1">
              <text:list-item>
                <text:p text:style-name="P13">The game starts with a number of piles of stones. The number of stones in each pile may not be equal.</text:p>
              </text:list-item>
              <text:list-item>
                <text:p text:style-name="P14">The players alternately pick up one or more stones from pile</text:p>
              </text:list-item>
            </text:list>
            <text:list xml:id="list3158670875" text:style-name="L2">
              <text:list-item>
                <text:p text:style-name="P15">The player to remove the last stone wins.</text:p>
              </text:list-item>
            </text:list>
            <text:p text:style-name="P16">For example, there are n=3 piles of stones having piles = [3,2,4] stones in them. Play may proceed as follows:</text:p>
            <text:p text:style-name="P18">Initial pile=[3,2,4]</text:p>
            <text:p text:style-name="P17">Player Takes <text:s text:c="11"/>Leaving</text:p>
            <text:p text:style-name="P17">1 <text:s text:c="5"/>2 from pile[1] <text:s text:c="2"/>pile=[3,4]</text:p>
            <text:p text:style-name="P17">2 <text:s text:c="5"/>2 from pile[1] <text:s text:c="2"/>pile=[3,2]</text:p>
            <text:p text:style-name="P17">1 <text:s text:c="5"/>1 from pile[0] <text:s text:c="2"/>pile=[2,2]</text:p>
            <text:p text:style-name="P17">2 <text:s text:c="5"/>1 from pile[0] <text:s text:c="2"/>pile=[1,2]</text:p>
            <text:p text:style-name="P17">1 <text:s text:c="5"/>1 from pile[1] <text:s text:c="2"/>pile=[1,1]</text:p>
            <text:p text:style-name="P17">2 <text:s text:c="5"/>1 from pile[0] <text:s text:c="2"/>pile=[0,1]</text:p>
            <text:p text:style-name="P24"><text:span text:style-name="T11">1 <text:s text:c="5"/>1 from pile[1] <text:s text:c="2"/></text:span><text:span text:style-name="T12">Player 1 </text:span><text:span text:style-name="T11">WIN</text:span><text:span text:style-name="T12">S</text:span></text:p>
            <text:p text:style-name="P20"><text:bookmark text:name="docs-internal-guid-a6d81581-7fff-4234-9992-c4650ef275cf"/><text:span text:style-name="T18">Consider Following Haskell Code :</text:span></text:p>
            <text:p text:style-name="P19">import Data.Char <text:s/>-- Required for digitToInt and isDigit</text:p>
            <text:p text:style-name="P23"><text:soft-page-break/><text:span text:style-name="T2">{-</text:span></text:p>
            <text:p text:style-name="P23"><text:span text:style-name="T2">For simplicity the player number is</text:span></text:p>
            <text:p text:style-name="P19">represented as an integer (1 or 2).</text:p>
            <text:p text:style-name="P23"><text:span text:style-name="T2">-}</text:span></text:p>
            <text:p text:style-name="P23"><text:span text:style-name="T2">next :: Int -&gt; Int</text:span></text:p>
            <text:p text:style-name="P19">next 1 = 2</text:p>
            <text:p text:style-name="P19">next 2 = 1</text:p>
            <text:p text:style-name="Text_20_body"/>
            <text:p text:style-name="P19">{-</text:p>
            <text:p text:style-name="P19">In turn, we represent the board as a list comprising the number of stars that remain on each row, with the initial board given by the list [5,4,3,2,1] and the game being finished when all rows have no stars left.</text:p>
            <text:p text:style-name="P19">-}</text:p>
            <text:p text:style-name="P23"><text:span text:style-name="T2">type Board = [Int]</text:span></text:p>
            <text:p text:style-name="P23"><text:span text:style-name="T2">initial :: Board</text:span></text:p>
            <text:p text:style-name="P19">initial = [5,4,3,2,1]</text:p>
            <text:p text:style-name="Text_20_body"/>
            <text:p text:style-name="P19">finished :: Board -&gt; Bool</text:p>
            <text:p text:style-name="P19">finished = all (== 0)</text:p>
            <text:p text:style-name="Text_20_body"/>
            <text:p text:style-name="P19">{-</text:p>
            <text:p text:style-name="P19">A move in the game is specified by a row number and the number of stars to be removed, and is valid if the row contains at least this many stars.</text:p>
            <text:p text:style-name="P19">Example:</text:p>
            <text:p text:style-name="P19">-- The first row on the initial board contains at least 3 stars</text:p>
            <text:p text:style-name="P19">&gt; valid initial 1 3</text:p>
            <text:p text:style-name="P19">True</text:p>
            <text:p text:style-name="P19">-- The 4th row contains fewer than 3 stars</text:p>
            <text:p text:style-name="P19">&gt; valid inital 4 3</text:p>
            <text:p text:style-name="P19">False</text:p>
            <text:p text:style-name="P19">-}</text:p>
            <text:p text:style-name="P19">valid :: Board -&gt; Int -&gt; Int -&gt; Bool</text:p>
            <text:p text:style-name="P19">valid board row num = board !! (row - 1) &gt;= num</text:p>
            <text:p text:style-name="P19">{-</text:p>
            <text:p text:style-name="P19">A valid move can then be applied to a board to give a new board by using a list comprehension</text:p>
            <text:p text:style-name="P19"><text:soft-page-break/>to update the number of stars taht remain in each row.</text:p>
            <text:p text:style-name="P19">Example:</text:p>
            <text:p text:style-name="P19">-- 3 stars have been removed in the 1 row</text:p>
            <text:p text:style-name="P19">&gt; move inital 1 3</text:p>
            <text:p text:style-name="P19">[2,4,3,2,1]</text:p>
            <text:p text:style-name="P19">-}</text:p>
            <text:p text:style-name="Text_20_body"/>
            <text:p text:style-name="P19">move :: Board -&gt; Int -&gt; Int -&gt; Board</text:p>
            <text:p text:style-name="P19">move board row num = [update r n | (r, n) &lt;- zip [1..] board]</text:p>
            <text:p text:style-name="P22"><text:span text:style-name="T15"><text:s/>where update r n = if r == row then (n - num) else n</text:span></text:p>
            <text:p text:style-name="Text_20_body"/>
            <text:p text:style-name="P19">-- IO Utils</text:p>
            <text:p text:style-name="P19">putRow :: Int -&gt; Int -&gt; IO ()</text:p>
            <text:p text:style-name="P19">putRow row num = do putStr (show row)</text:p>
            <text:p text:style-name="P22"><text:span text:style-name="T15"><text:s/>putStr ": "</text:span></text:p>
            <text:p text:style-name="P22"><text:span text:style-name="T15"><text:s/>putStrLn (concat (replicate num "* "))</text:span></text:p>
            <text:p text:style-name="Text_20_body"/>
            <text:p text:style-name="P19">putBoard :: Board -&gt; IO ()</text:p>
            <text:p text:style-name="P19">putBoard [a,b,c,d,e] = do putRow 1 a</text:p>
            <text:p text:style-name="P22"><text:span text:style-name="T15"><text:s/>putRow 2 b</text:span></text:p>
            <text:p text:style-name="P22"><text:span text:style-name="T15"><text:s/>putRow 3 c</text:span></text:p>
            <text:p text:style-name="P22"><text:span text:style-name="T15"><text:s/>putRow 4 d</text:span></text:p>
            <text:p text:style-name="P22"><text:span text:style-name="T15"><text:s/>putRow 5 e</text:span></text:p>
            <text:p text:style-name="Text_20_body"/>
            <text:p text:style-name="P19">getDigit :: String -&gt; IO Int</text:p>
            <text:p text:style-name="P19">getDigit prompt = do putStr prompt</text:p>
            <text:p text:style-name="P22"><text:span text:style-name="T15"><text:s/>x &lt;- getChar</text:span></text:p>
            <text:p text:style-name="P22"><text:span text:style-name="T15"><text:s/>newline </text:span></text:p>
            <text:p text:style-name="P22"><text:span text:style-name="T15"><text:s/>if isDigit x then</text:span></text:p>
            <text:p text:style-name="P22"><text:span text:style-name="T15"><text:s/>return (digitToInt x)</text:span></text:p>
            <text:p text:style-name="P22"><text:span text:style-name="T15"><text:s/>else</text:span></text:p>
            <text:p text:style-name="P22"><text:span text:style-name="T15"><text:s/>do putStrLn "ERROR: Invalid digit"</text:span></text:p>
            <text:p text:style-name="P22"><text:span text:style-name="T15"><text:s/>getDigit prompt</text:span></text:p>
            <text:p text:style-name="Text_20_body"/>
            <text:p text:style-name="P19">newline :: IO ()</text:p>
            <text:p text:style-name="P19"><text:soft-page-break/>newline = putChar '\n'</text:p>
            <text:p text:style-name="P23"><text:span text:style-name="T2">-- Game of nim</text:span></text:p>
            <text:p text:style-name="P23"><text:span text:style-name="T2">play :: Board -&gt; Int -&gt; IO ()</text:span></text:p>
            <text:p text:style-name="P22"><text:span text:style-name="T15">play board player = do newline</text:span></text:p>
            <text:p text:style-name="P22"><text:span text:style-name="T15"><text:s/>putBoard board</text:span></text:p>
            <text:p text:style-name="P22"><text:span text:style-name="T15"><text:s/>if finished board then</text:span></text:p>
            <text:p text:style-name="P22"><text:span text:style-name="T15"><text:s/>do newline</text:span></text:p>
            <text:p text:style-name="P22"><text:span text:style-name="T15"><text:s/>putStr "Player "</text:span></text:p>
            <text:p text:style-name="P22"><text:span text:style-name="T15"><text:s/>putStr (show (next player))</text:span></text:p>
            <text:p text:style-name="P22"><text:span text:style-name="T15"><text:s/>putStrLn " wins!"</text:span></text:p>
            <text:p text:style-name="P22"><text:span text:style-name="T15"><text:s/>else</text:span></text:p>
            <text:p text:style-name="P22"><text:span text:style-name="T15"><text:s/>do newline</text:span></text:p>
            <text:p text:style-name="P22"><text:span text:style-name="T15"><text:s text:c="2"/>putStr "Player " </text:span></text:p>
            <text:p text:style-name="P22"><text:span text:style-name="T15"><text:s text:c="2"/>putStrLn (show player)</text:span></text:p>
            <text:p text:style-name="P22"><text:span text:style-name="T15"><text:s text:c="2"/>row &lt;- getDigit "Enter a row number: "</text:span></text:p>
            <text:p text:style-name="P22"><text:span text:style-name="T15"><text:s text:c="2"/>num &lt;- getDigit "Stars to remove: "</text:span></text:p>
            <text:p text:style-name="P22"><text:span text:style-name="T15"><text:s text:c="2"/>if valid board row num then</text:span></text:p>
            <text:p text:style-name="P22"><text:span text:style-name="T15"><text:s text:c="2"/>play (move board row num) (next player)</text:span></text:p>
            <text:p text:style-name="P22"><text:span text:style-name="T15"><text:s text:c="2"/>else</text:span></text:p>
            <text:p text:style-name="P22"><text:span text:style-name="T15"><text:s text:c="2"/>do newline</text:span></text:p>
            <text:p text:style-name="P22"><text:span text:style-name="T15"><text:s text:c="3"/>putStrLn "ERROR: Invalid move"</text:span></text:p>
            <text:p text:style-name="P22"><text:span text:style-name="T15"><text:s text:c="3"/>play board player</text:span></text:p>
            <text:p text:style-name="P19">nim :: IO ()</text:p>
            <text:p text:style-name="P23"><text:span text:style-name="T2">nim = play initial 1</text:span></text:p>
            <text:p text:style-name="P23"><text:span text:style-name="T2"/></text:p>
            <text:p text:style-name="P28"><text:span text:style-name="T2">Problem Statement 02 :</text:span></text:p>
            <text:p text:style-name="P25"><text:bookmark text:name="docs-internal-guid-5e1ca1bc-7fff-0604-8e77-b8806d4f52f3"/><text:span text:style-name="T4">Part 02: Write Haskell code to </text:span><text:span text:style-name="T3">create a simple calculator that performs binary operations of add, sub, multiply, exponentiation, div as per user choice.</text:span></text:p>
            <text:p text:style-name="P19">calc :: (Integral a, Num a) =&gt; a -&gt; a -&gt; Char -&gt; Maybe a</text:p>
            <text:p text:style-name="P19">calc x y op</text:p>
            <text:p text:style-name="P22"><text:span text:style-name="T15"><text:s/>| op == '+' = Just (x+y)</text:span></text:p>
            <text:p text:style-name="P22"><text:span text:style-name="T15"><text:s/>| op == '-' = Just (x-y)</text:span></text:p>
            <text:p text:style-name="P22"><text:span text:style-name="T15"><text:s/>| op == '*' = Just (x*y)</text:span></text:p>
            <text:p text:style-name="P22"><text:span text:style-name="T15"><text:s/>| op == '^' = Just (x^y)</text:span></text:p>
            <text:p text:style-name="P23"><text:span text:style-name="T2"><text:s/>| otherwise = Nothing</text:span></text:p>
            <text:p text:style-name="P28"><text:span text:style-name="T2">[</text:span><text:span text:style-name="T5">Note:</text:span><text:span text:style-name="T2"> Students must create appropriate main function for calculator above]</text:span></text:p>
          </table:table-cell>
        </table:table-row>
        <table:table-row>
          <table:table-cell table:style-name="Table1.A1" office:value-type="string">
            <text:p text:style-name="P6">Conclusion:</text:p>
          </table:table-cell>
          <table:table-cell table:style-name="Table1.A1" office:value-type="string">
            <text:p text:style-name="P9">Thus we have understood how to create functional solution to programming <text:soft-page-break/>problems using Haskell.</text:p>
          </table:table-cell>
        </table:table-row>
        <table:table-row table:style-name="Table1.8">
          <table:table-cell table:style-name="Table1.A1" office:value-type="string">
            <text:p text:style-name="P6">Reference:</text:p>
          </table:table-cell>
          <table:table-cell table:style-name="Table1.A1" office:value-type="string">
            <text:list xml:id="list181036635" text:style-name="L3">
              <text:list-item>
                <text:p text:style-name="P10">Glasgow Haskell Project Home Page. <text:a xlink:type="simple" xlink:href="https://www.haskell.org/" text:style-name="Internet_20_link" text:visited-style-name="Visited_20_Internet_20_Link">https://www.haskell.org/</text:a></text:p>
              </text:list-item>
              <text:list-item>
                <text:p text:style-name="P10">Learn You a Haskell for Great Good ! A Beginner's Guide <text:a xlink:type="simple" xlink:href="http://learnyouahaskell.com/" text:style-name="Internet_20_link" text:visited-style-name="Visited_20_Internet_20_Link">http://learnyouahaskell.com/</text:a></text:p>
              </text:list-item>
              <text:list-item>
                <text:p text:style-name="P10">Michael L Scott, ‘Programming Language Pragmatics’, 3<text:span text:style-name="T1">rd</text:span> Edition, Elsevier Publication.</text:p>
              </text:list-item>
            </text:list>
          </table:table-cell>
        </table:table-row>
      </table:table>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docs-internal-guid-084141d7-7fff-24d7-96a5-0bacc12f7eab"/><draw:frame draw:style-name="Mfr1" draw:name="Image1" text:anchor-type="as-char" svg:width="17cm" svg:height="2.699cm" draw:z-index="4"><draw:image xlink:href="Pictures/100000000000037600000088F215F61FD75D4A90.png" xlink:type="simple" xlink:show="embed" xlink:actuate="onLoad" draw:mime-type="image/png"/><svg:title>C:\Users\DELL\Desktop\ITDEPT LOGO.png</svg:title></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0:47:04.365415245</meta:creation-date>
    <dc:date>2023-01-01T10:30:27.245784723</dc:date>
    <meta:editing-duration>PT3H10M31S</meta:editing-duration>
    <meta:editing-cycles>17</meta:editing-cycles>
    <meta:generator>LibreOffice/7.3.7.2$Linux_X86_64 LibreOffice_project/30$Build-2</meta:generator>
    <meta:document-statistic meta:table-count="1" meta:image-count="1" meta:object-count="0" meta:page-count="5" meta:paragraph-count="130" meta:word-count="915" meta:character-count="4882" meta:non-whitespace-character-count="3989"/>
  </office:meta>
</office:document-meta>
</file>